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ảng1" style:family="table">
      <style:table-properties style:width="17cm" table:align="margins"/>
    </style:style>
    <style:style style:name="Bảng1.A" style:family="table-column">
      <style:table-column-properties style:column-width="8.5cm" style:rel-column-width="32767*"/>
    </style:style>
    <style:style style:name="Bảng1.A1" style:family="table-cell">
      <style:table-cell-properties fo:padding="0.097cm" fo:border-left="0.5pt solid #000000" fo:border-right="none" fo:border-top="0.5pt solid #000000" fo:border-bottom="0.5pt solid #000000"/>
    </style:style>
    <style:style style:name="Bảng1.B1" style:family="table-cell">
      <style:table-cell-properties fo:padding="0.097cm" fo:border="0.5pt solid #000000"/>
    </style:style>
    <style:style style:name="Bảng1.A2" style:family="table-cell">
      <style:table-cell-properties fo:padding="0.097cm" fo:border-left="0.5pt solid #000000" fo:border-right="none" fo:border-top="none" fo:border-bottom="0.5pt solid #000000"/>
    </style:style>
    <style:style style:name="Bảng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0b47a1" officeooo:paragraph-rsid="000b47a1"/>
    </style:style>
    <style:style style:name="P3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_Lab6_QtInteraction</text:p>
      <table:table table:name="Bảng1" table:style-name="Bảng1">
        <table:table-column table:style-name="Bảng1.A" table:number-columns-repeated="2"/>
        <table:table-row>
          <table:table-cell table:style-name="Bảng1.A1" office:value-type="string">
            <text:p text:style-name="P2">Name</text:p>
          </table:table-cell>
          <table:table-cell table:style-name="Bảng1.B1" office:value-type="string">
            <text:p text:style-name="P3"/>
          </table:table-cell>
        </table:table-row>
        <table:table-row>
          <table:table-cell table:style-name="Bảng1.A2" office:value-type="string">
            <text:p text:style-name="P3">StudentID</text:p>
          </table:table-cell>
          <table:table-cell table:style-name="Bảng1.B2" office:value-type="string">
            <text:p text:style-name="P2">22CE05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6:08:09.467129357</meta:creation-date>
    <dc:date>2025-10-24T16:21:56.836352980</dc:date>
    <meta:editing-duration>PT13M47S</meta:editing-duration>
    <meta:editing-cycles>1</meta:editing-cycles>
    <meta:document-statistic meta:table-count="1" meta:image-count="0" meta:object-count="0" meta:page-count="1" meta:paragraph-count="4" meta:word-count="4" meta:character-count="45" meta:non-whitespace-character-count="45"/>
    <meta:generator>LibreOffice/7.3.7.2$Linux_X86_64 LibreOffice_project/30$Build-2</meta:generator>
  </office:meta>
</office:document-meta>
</file>